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fr1" style:family="graphic" style:parent-style-name="OLE">
      <style:graphic-properties style:vertical-pos="top" style:vertical-rel="paragraph" style:horizontal-pos="center" style:horizontal-rel="paragraph" draw:ole-draw-aspect="1" draw:visible-area-top="0in" draw:visible-area-width="6.7398in" draw:visible-area-height="6.8646in"/>
    </style:style>
    <style:style style:name="fr2" style:family="graphic" style:parent-style-name="OLE">
      <style:graphic-properties style:vertical-pos="top" style:vertical-rel="paragraph" style:horizontal-pos="center" style:horizontal-rel="paragraph" draw:ole-draw-aspect="1" draw:visible-area-top="0in" draw:visible-area-width="6.5933in" draw:visible-area-height="9.108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6.7398in" svg:height="6.8646in" draw:z-index="0"><draw:object-ole xlink:href="./Object 1" xlink:type="simple" xlink:show="embed" xlink:actuate="onLoad"/><draw:image xlink:href="./ObjectReplacements/Object 1" xlink:type="simple" xlink:show="embed" xlink:actuate="onLoad"/></draw:frame>FSM Directory: Non-Busy States</text:p>
      <text:p text:style-name="P1"/>
      <text:p text:style-name="P2">The figure shows the finite-state machine diagram for all the non-busy states in a directory. Any block will start in the Unowned state. From here, the directory will transition to “Shared (Memory-Access)” if it receives a shared read request, and it will transition to “Unowned/Exclusive (Memory-Access)” if it receives an exclusive read request. In both cases, the directory will send a request to fetch memory. When the request from memory returns in the “Unowned/Exclusive (Memory-Access)” state, the home memory would transition to the Exclusive state. It should be impossible for a writeback request to arrive during Unowned or “Unowned/Exclusive (Memory-Access)” states because no node should have the block in these two states.</text:p>
      <text:p text:style-name="P2"/>
      <text:p text:style-name="P2">From the Shared state, there are only a few states the directory can transition into. The first is “Shared <text:soft-page-break/>(Memory-Access)”, which occurs if a shared read request comes in while in the Shared state. The directory will fetch the memory, queuing up any more shared read requests that might come in while sending a NAK to any exclusive reads. When the memory returns, the directory will send shared replies to all requesters. There could also be a transition to the “Shared Exclusive (Memory-Access)” state or the “Waiting for K Invalidates, J Invalidates Received” stat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Waiting for K Invalidates, J Invalidates Received” state, the directory is waiting for all of the invalidate acks to arrive before transitioning to the Exclusive state. If any read requests arrive during this state, the directory will send a NAK to the requester. When the new owner receives an invalidate ack in this state, it would add one to J, which indicates the invalidates received so far, and then compare that number to K, which is the number of pending invalidates. If K is not equal to J, then the state will not change, but when K is equal to J, then the state will change to Exclusive.</text:p>
      <text:p text:style-name="P2"/>
      <text:p text:style-name="P2">In the Exclusive state, the home memory could transition to the “Unowned/Exclusive (Memory-Access)” state if the requester is the owner, while also performing a fetch from memory. It could also transition to Unowned if it receives a writeback request. However, in this state, it could also transition to the busy states, which are shown in the following diagram.</text:p>
      <text:p text:style-name="P2"/>
      <text:p text:style-name="P3"><draw:frame draw:style-name="fr2" draw:name="Objeto2" text:anchor-type="paragraph" svg:width="6.5929in" svg:height="9.1083in" draw:z-index="1"><draw:object-ole xlink:href="./Object 2" xlink:type="simple" xlink:show="embed" xlink:actuate="onLoad"/><draw:image xlink:href="./ObjectReplacements/Object 2" xlink:type="simple" xlink:show="embed" xlink:actuate="onLoad"/></draw:frame><text:soft-page-break/>FSM Directory: Busy States</text:p>
      <text:p text:style-name="P2"><text:soft-page-break/></text:p>
      <text:p text:style-name="P2">In all of the busy states, NAKs are sent in response to read requests. The directory will transition to the busy memory-access states when a read request arrives during the Exclusive state and the owner is not the requester. In the “Busy-Shared (Memory-Access)” state, we usually would wait for the memory to return before performing any other operations. If the directory receives a memory return first, then it would send an intervention request to the previous owner, and send a speculative reply to the requester, while setting the owner as the requester and transitioning to the Busy-Shared state. Should a writeback request occur before the memory return, however, we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comes in, we forward that data to the new owner, and return a writeback busy ack to the requester, while performing a memory write. The directory only performs memory write if the request is for a writeback and not a transfer. In either of these two cases, the home memory would transition to the Shared state. It is possible for the intervention to be unsuccessful, however, which is indicated by a NAK from the previous owner. When this happens, the directory would send a NAK to the requester and return to Exclusive. The Busy-Exclusive state is similar, except exclusive messages are sent instead of shared messages and the directory is transitioning to Exclu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11T19:25:55.89</dc:date>
    <dc:creator>Eric Chang</dc:creator>
    <meta:editing-duration>PT07H57M48S</meta:editing-duration>
    <meta:editing-cycles>27</meta:editing-cycles>
    <meta:generator>OpenOffice.org/3.2$Win32 OpenOffice.org_project/320m18$Build-9502</meta:generator>
    <meta:printed-by>Eric Chang</meta:printed-by>
    <meta:print-date>2010-12-11T18:18:29.71</meta:print-date>
    <meta:document-statistic meta:table-count="0" meta:image-count="0" meta:object-count="2" meta:page-count="4" meta:paragraph-count="8" meta:word-count="914" meta:character-count="5508"/>
  </office:meta>
</office:document-meta>
</file>